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style:font-name="Times New Roman1" fo:font-size="12pt" style:font-size-asian="12pt" style:font-size-complex="12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 style:snap-to-layout-grid="false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0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1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12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P13" style:family="paragraph" style:parent-style-name="Text_20_body" style:master-page-name="Standard">
      <style:paragraph-properties style:page-number="auto"/>
    </style:style>
    <style:style style:name="P14" style:family="paragraph" style:parent-style-name="Standard">
      <style:paragraph-properties style:snap-to-layout-grid="false"/>
      <style:text-properties style:font-name="Times New Roman1" fo:font-size="12pt" officeooo:paragraph-rsid="00065207" style:font-size-asian="12pt" style:font-size-complex="12pt"/>
    </style:style>
    <style:style style:name="P15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</style:style>
    <style:style style:name="P16" style:family="paragraph" style:parent-style-name="Standard" style:list-style-name="L2">
      <style:paragraph-properties fo:margin-top="0in" fo:margin-bottom="0in" style:contextual-spacing="false" fo:line-height="100%" fo:text-align="start" style:justify-single-word="false" style:snap-to-layout-grid="false"/>
    </style:style>
    <style:style style:name="P17" style:family="paragraph" style:parent-style-name="Standard">
      <style:paragraph-properties fo:margin-left="0in" fo:margin-right="0in" fo:text-indent="0in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officeooo:rsid="0005bc8f" style:font-size-asian="12pt" style:font-size-complex="12pt"/>
    </style:style>
    <style:style style:name="T4" style:family="text">
      <style:text-properties style:font-name="Times New Roman1" fo:font-size="12pt" fo:font-weight="bold" style:font-size-asian="12pt" style:font-weight-asian="bold" style:font-size-complex="12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style:use-window-font-color="true" fo:font-weight="bold" style:font-weight-asian="bold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style:font-name="Times New Roman" fo:font-weight="bold" style:font-weight-asian="bold" style:font-weight-complex="bold"/>
    </style:style>
    <style:style style:name="T10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1" style:family="text">
      <style:text-properties style:use-window-font-color="true" style:font-name="Times New Roman" fo:font-weight="normal" officeooo:rsid="0009a214" fo:background-color="transparent" style:font-weight-asian="normal" style:font-weight-complex="normal"/>
    </style:style>
    <style:style style:name="T12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officeooo:rsid="0005bc8f"/>
    </style:style>
    <style:style style:name="T14" style:family="text">
      <style:text-properties officeooo:rsid="000844b6"/>
    </style:style>
    <style:style style:name="T15" style:family="text">
      <style:text-properties officeooo:rsid="000883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4">Nombre del Caso de Uso:</text:span><text:span text:style-name="UC_5f_NormalAzul_20_Car"><text:span text:style-name="T4"> </text:span></text:span><text:span text:style-name="UC_5f_NormalAzul_20_Car"><text:span text:style-name="T12">Administrar Ítem.</text:span></text:span></text:p>
          </table:table-cell>
          <table:table-cell table:style-name="Tabla1.B1" office:value-type="string">
            <text:p text:style-name="P5"/>
            <text:p text:style-name="P2"><text:span text:style-name="T1">Nro. de Caso de Uso:</text:span> <text:span text:style-name="T13">CU.</text:span>D.01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7">Actor Principal: </text:span><text:span text:style-name="Default_20_Paragraph_20_Font"><text:span text:style-name="T6">Administrador de Proyecto, Desarrollador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7">Objetivo:</text:span><text:span text:style-name="T5"> </text:span><text:span text:style-name="Default_20_Paragraph_20_Font"><text:span text:style-name="T6">Permite crear, modificar, eliminar, relacionar, cambiar estado, importar, revertir, revivir, calcular el impacto y buscar ítems de una f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8">Pre-condiciones:</text:span><text:span text:style-name="UC_5f_NormalAzul_20_Car"><text:span text:style-name="T9"> </text:span></text:span><text:span text:style-name="UC_5f_NormalAzul_20_Car"><text:span text:style-name="T11">El actor debe estar logueado como Administrador de Proyecto, o Desarrollador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5">Post- Condiciones:</text:p>
          </table:table-cell>
          <table:covered-table-cell/>
        </table:table-row>
      </table:table>
      <text:p text:style-name="P7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4">
          <table:table-cell table:style-name="Tabla2.A2" office:value-type="string">
            <text:p text:style-name="P2"/>
          </table:table-cell>
          <table:table-cell table:style-name="Tabla2.A1" office:value-type="string">
            <text:p text:style-name="P8">1. <text:span text:style-name="T2">Despliega la lista con las Fases donde participa el usuario.</text:span></text:p>
          </table:table-cell>
        </table:table-row>
        <table:table-row table:style-name="Tabla2.4">
          <table:table-cell table:style-name="Tabla2.A4" office:value-type="string">
            <text:p text:style-name="P14">2. Selecciona la fase.</text:p>
          </table:table-cell>
          <table:table-cell table:style-name="Tabla2.B4" office:value-type="string">
            <text:p text:style-name="P8"/>
          </table:table-cell>
        </table:table-row>
        <table:table-row table:style-name="Tabla2.5"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2">3. <text:span text:style-name="T2">Despliega la lista de los </text:span><text:span text:style-name="T3">ítem</text:span><text:span text:style-name="T2">s de la fase, agregando las funciones de crear,</text:span><text:span text:style-name="Default_20_Paragraph_20_Font"><text:span text:style-name="T6"> modificar, eliminar, relacionar, cambiar estado, importar, revertir, revivir, calcular el impacto, adjuntar archivo y buscar</text:span></text:span></text:p>
          </table:table-cell>
        </table:table-row>
        <table:table-row table:style-name="Tabla2.5">
          <table:table-cell table:style-name="Tabla2.A4" office:value-type="string">
            <text:p text:style-name="P9">4. Selecciona una de las opciones disponibles.</text:p>
          </table:table-cell>
          <table:table-cell table:style-name="Tabla2.B4" office:value-type="string">
            <text:p text:style-name="P2"/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7634699380728452700" text:style-name="WW8Num8">
              <text:list-item>
                <text:p text:style-name="P12">Cancelar.</text:p>
              </text:list-item>
            </text:list>
            <text:p text:style-name="P11">En el paso <text:span text:style-name="T15">4</text:span>, si el actor selecciona Cancelar, <text:span text:style-name="T13">la operación es cancelada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2">
          <table:table-cell table:style-name="Tabla4.A1" office:value-type="string">
            <text:list xml:id="list5357733040167079676" text:style-name="L2">
              <text:list-item>
                <text:p text:style-name="P15"><text:span text:style-name="Default_20_Paragraph_20_Font"><text:span text:style-name="T6">No hay conexión a la base de datos.</text:span></text:span></text:p>
              </text:list-item>
              <text:list-item>
                <text:p text:style-name="P16"><text:span text:style-name="Default_20_Paragraph_20_Font"><text:span text:style-name="T6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Crear <text:span text:style-name="T13">Ítem, </text:span>Eliminar <text:span text:style-name="T13">Ítem, </text:span>Modificar <text:span text:style-name="T13">Ítem, </text:span>Importar <text:span text:style-name="T13">Ítem, </text:span>Revertir <text:span text:style-name="T13">Ítem, </text:span>Revivir Ítem, Asignar Relación, Calcular Impacto, Solicitar Cambio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Buscar Ítem.</text:p>
          </table:table-cell>
        </table:table-row>
        <table:table-row table:style-name="Tabla5.1">
          <table:table-cell table:style-name="Tabla5.A1" office:value-type="string">
            <text:p text:style-name="P2">Casos de Uso al que extiende: Administrar Fase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162 al RF237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7</meta:editing-cycles>
    <meta:editing-duration>PT1H22M10S</meta:editing-duration>
    <dc:date>2014-03-16T22:03:03.801191952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5" meta:word-count="199" meta:character-count="1338" meta:non-whitespace-character-count="1167"/>
  </office:meta>
</office:document-meta>
</file>